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0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5.715cm">
          <text:p text:style-name="P3"/>
        </draw:line>
        <draw:frame draw:style-name="gr3" draw:text-style-name="P4" draw:layer="layout" svg:width="6.35cm" svg:height="2.451cm" svg:x="0.635cm" svg:y="3.264cm">
          <draw:text-box>
            <text:p text:style-name="P3"><text:span text:style-name="T1">current</text:span></text:p>
            <text:p text:style-name="P3"><text:span text:style-name="T1">destination</text:span></text:p>
            <text:p text:style-name="P3"><text:span text:style-name="T1">init</text:span></text:p>
            <text:p text:style-name="P3"><text:span text:style-name="T1">unknown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Monit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1T10:18:16</dc:date>
    <dc:language>en-US</dc:language>
    <meta:editing-cycles>12</meta:editing-cycles>
    <meta:editing-duration>PT36M57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